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, 'Everson Mono', FreeMono, Menlo, Terminal, monospace"/>
    <style:font-face style:name="Lohit Hindi1" svg:font-family="'Lohit Hindi'"/>
    <style:font-face style:name="monospace" svg:font-family="monospace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12a48" officeooo:paragraph-rsid="00012a48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2a48" officeooo:paragraph-rsid="00012a4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12a48" officeooo:paragraph-rsid="00012a4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22d8c" officeooo:paragraph-rsid="00022d8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22d8c" officeooo:paragraph-rsid="000425c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3b5c5" officeooo:paragraph-rsid="0003b5c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425ce" officeooo:paragraph-rsid="000425c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425ce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22d8c" officeooo:paragraph-rsid="00022d8c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022d8c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0425ce" officeooo:paragraph-rsid="000425c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0425ce" officeooo:paragraph-rsid="000425ce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25ce" officeooo:paragraph-rsid="000425ce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22d8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425ce" style:font-style-asian="italic" style:font-style-complex="italic"/>
    </style:style>
    <style:style style:name="T6" style:family="text">
      <style:text-properties fo:font-style="italic" officeooo:rsid="00046ed8" style:font-style-asian="italic" style:font-style-complex="italic"/>
    </style:style>
    <style:style style:name="T7" style:family="text">
      <style:text-properties fo:font-style="italic" style:text-underline-style="none" officeooo:rsid="00022d8c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officeooo:rsid="00046ed8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3b5c5" style:font-style-asian="normal" style:font-style-complex="normal"/>
    </style:style>
    <style:style style:name="T11" style:family="text">
      <style:text-properties fo:font-style="normal" officeooo:rsid="000425ce" style:font-style-asian="normal" style:font-style-complex="normal"/>
    </style:style>
    <style:style style:name="T12" style:family="text">
      <style:text-properties fo:font-style="normal" officeooo:rsid="00046ed8" style:font-style-asian="normal" style:font-style-complex="normal"/>
    </style:style>
    <style:style style:name="T13" style:family="text">
      <style:text-properties fo:font-style="normal" style:text-underline-style="none" fo:font-weight="normal" officeooo:rsid="000425ce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15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16" style:family="text">
      <style:text-properties fo:font-variant="normal" fo:text-transform="none" fo:color="#000000" fo:letter-spacing="normal" fo:font-weight="normal"/>
    </style:style>
    <style:style style:name="T17" style:family="text">
      <style:text-properties fo:font-variant="normal" fo:text-transform="none" fo:color="#000000" style:font-name="DejaVu Sans Mono1" fo:font-size="11.25pt" fo:letter-spacing="normal" fo:font-style="normal" fo:font-weight="normal" style:font-style-asian="normal" style:font-style-complex="normal"/>
    </style:style>
    <style:style style:name="T18" style:family="text">
      <style:text-properties fo:font-variant="normal" fo:text-transform="none" fo:color="#000000" style:font-name="DejaVu Sans Mono1" fo:font-size="11.25pt" fo:letter-spacing="normal" fo:font-style="normal" officeooo:rsid="0003b5c5" style:font-style-asian="normal" style:font-style-complex="normal"/>
    </style:style>
    <style:style style:name="T19" style:family="text">
      <style:text-properties fo:font-variant="normal" fo:text-transform="none" fo:color="#f0f0f0" style:font-name="DejaVu Sans Mono1" fo:font-size="11.25pt" fo:letter-spacing="normal" fo:font-style="italic" officeooo:rsid="00046ed8" style:font-style-asian="italic" style:font-style-complex="italic"/>
    </style:style>
    <style:style style:name="T20" style:family="text">
      <style:text-properties officeooo:rsid="000425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hew LaBrenz</text:p>
      <text:p text:style-name="P1"/>
      <text:p text:style-name="P2">Running Imageapp Sever with Rackspace</text:p>
      <text:p text:style-name="P2"/>
      <text:p text:style-name="P2"/>
      <text:p text:style-name="P2"/>
      <text:p text:style-name="P3">1.) Purchase cloud server and begin initial setup. <text:s/>For this project, I am using Rackspace:</text:p>
      <text:p text:style-name="P3"/>
      <text:p text:style-name="P3"><text:tab/>a) <text:s/>Go to rackspace.com</text:p>
      <text:p text:style-name="P3"><text:tab/>b) <text:s/>Create an account, and navigate to the “Cloud Servers” tab.</text:p>
      <text:p text:style-name="P3"><text:tab/>c) <text:s/>There, you will have an option to create a server.</text:p>
      <text:p text:style-name="P3"><text:tab/>d) <text:s/>Input a server name (not important, can be whatever you want it to be)</text:p>
      <text:p text:style-name="P3"><text:tab/>e) <text:s/>Below this you will see a number of options for the image. <text:s/>Choose an Ubuntu version.</text:p>
      <text:p text:style-name="P3"><text:tab/><text:tab/>(newest is not always the best; an LTS version is a good choice)</text:p>
      <text:p text:style-name="P3"><text:tab/>f) <text:s/>Choose a size for your server that fits your needs. </text:p>
      <text:p text:style-name="P3"><text:tab/>g) Click create!</text:p>
      <text:p text:style-name="P3"/>
      <text:p text:style-name="P3">You will then be given a Root Admin password, <text:span text:style-name="T1">write it down!</text:span></text:p>
      <text:p text:style-name="P3"><text:span text:style-name="T1"/></text:p>
      <text:p text:style-name="P3">2.) Under your account, you will see the IP addresses for your server. <text:s/><text:span text:style-name="T3">This is what you will use to connect to it!</text:span></text:p>
      <text:p text:style-name="P3"/>
      <text:p text:style-name="P4">3.) Open a terminal.</text:p>
      <text:p text:style-name="P4"/>
      <text:p text:style-name="P4"><text:tab/>a) <text:s/>Type in the command ssh root@&lt;the ip address of your server&gt;</text:p>
      <text:p text:style-name="P4"><text:tab/>b) <text:s/>Enter the root password you have written down. <text:s/>You're in!</text:p>
      <text:p text:style-name="P6"><text:tab/>c) <text:s/><text:span text:style-name="T20">Type: </text:span><text:span text:style-name="T5">aptitude install apache2.</text:span><text:span text:style-name="T11"> <text:s/>This will get your server up and running. </text:span></text:p>
      <text:p text:style-name="P4"><text:tab/>c) <text:s/>Now, type: <text:span text:style-name="T4">aptitude update</text:span><text:span text:style-name="T9"> <text:s/>This will update the application sources list.</text:span></text:p>
      <text:p text:style-name="P4"><text:span text:style-name="T9"><text:tab/>d) Then type: </text:span><text:span text:style-name="T4">aptitude -y upgrade <text:s/></text:span><text:span text:style-name="T9">This will upgrade the outdated applications.</text:span></text:p>
      <text:p text:style-name="P4"><text:span text:style-name="T9"><text:tab/>e) <text:s/>Next: </text:span></text:p>
      <text:p text:style-name="P4"><text:span text:style-name="T9"/></text:p>
      <text:p text:style-name="P4"><text:span text:style-name="T9"><text:tab/><text:tab/></text:span><text:span text:style-name="T4">aptitude install python-setuptools python-dev \</text:span></text:p>
      <text:p text:style-name="P9"><text:tab/><text:tab/><text:tab/><text:tab/> python2.7-dev python-software-properties \</text:p>
      <text:p text:style-name="P9"><text:tab/><text:tab/><text:tab/><text:tab/> libpq-dev</text:p>
      <text:p text:style-name="P9"/>
      <text:p text:style-name="P9"><text:tab/><text:tab/>aptitude install libtiff4-dev libjpeg8-dev \</text:p>
      <text:p text:style-name="P9"><text:tab/><text:tab/><text:tab/><text:tab/> zliblg-dev libfreetype6-dev liblcms2-dev \</text:p>
      <text:p text:style-name="P9"><text:tab/><text:tab/><text:tab/><text:tab/> libwebp-dev tcl8.5-dev tk8.5-dev</text:p>
      <text:p text:style-name="P9"/>
      <text:p text:style-name="P4"><text:span text:style-name="T9"><text:tab/><text:tab/>What these commands did was install some packages and third-party libraries we <text:tab/><text:tab/><text:tab/>may need. <text:s/></text:span></text:p>
      <text:p text:style-name="P4"><text:span text:style-name="T9"><text:tab/>f) <text:s/>Up next is getting pip installed. <text:s/>Type these three commands to get it:</text:span></text:p>
      <text:p text:style-name="P4"><text:span text:style-name="T9"/></text:p>
      <text:p text:style-name="P4"><text:span text:style-name="T9"><text:tab/><text:tab/></text:span><text:span text:style-name="T4">curl </text:span><text:a xlink:type="simple" xlink:href="https://bitbucket.org/pypa/setuptools/raw/bootstrap/ez_setup.py"><text:span text:style-name="T4">https://bitbucket.org/pypa/setuptools/raw/bootstrap/ez_setup.py</text:span></text:a><text:span text:style-name="T4"> |</text:span></text:p>
      <text:p text:style-name="P4"><text:span text:style-name="T4"><text:tab/><text:tab/>python -</text:span></text:p>
      <text:p text:style-name="P4"><text:span text:style-name="T4"/></text:p>
      <text:p text:style-name="P4"><text:span text:style-name="T4"><text:tab/><text:tab/>curl </text:span><text:a xlink:type="simple" xlink:href="https://raw.github.com/pypa/pip/master/contrib/get-pip.py"><text:span text:style-name="T4">https://raw.github.com/pypa/pip/master/contrib/get-pip.py</text:span></text:a><text:span text:style-name="T4"> | python</text:span></text:p>
      <text:p text:style-name="P4"><text:span text:style-name="T4"><text:tab/><text:tab/>- </text:span></text:p>
      <text:p text:style-name="P4"><text:span text:style-name="T4"><text:tab/><text:tab/>export PATH=”/usr/local/bin:$PATH”</text:span></text:p>
      <text:p text:style-name="P4"><text:soft-page-break/><text:span text:style-name="T4"/></text:p>
      <text:p text:style-name="P4"><text:span text:style-name="T4"><text:tab/></text:span><text:span text:style-name="T9">g) Install virtualenv </text:span><text:span text:style-name="T12">and tcsh</text:span><text:span text:style-name="T9">:</text:span></text:p>
      <text:p text:style-name="P4"><text:span text:style-name="T9"><text:tab/><text:tab/></text:span><text:span text:style-name="T4">pip install virtualenv</text:span></text:p>
      <text:p text:style-name="P10"><text:span text:style-name="T7"><text:tab/><text:tab/></text:span><text:span text:style-name="T8">apt-get install tcsh</text:span></text:p>
      <text:p text:style-name="P4"><text:span text:style-name="T4"/></text:p>
      <text:p text:style-name="P4"><text:span text:style-name="T4"><text:tab/></text:span><text:span text:style-name="T9">h) <text:s/>Next, I copied over my cse491-serverz </text:span><text:span text:style-name="T10">directory</text:span><text:span text:style-name="T9"> from arctic. </text:span><text:span text:style-name="T10">(use scp -r command)</text:span></text:p>
      <text:p text:style-name="P4"><text:span text:style-name="T10"><text:tab/></text:span><text:span text:style-name="T12">i</text:span><text:span text:style-name="T10">) <text:s/>Once done, install any other dependencies like Quixote that may be needed using pip.</text:span></text:p>
      <text:p text:style-name="P4"><text:span text:style-name="T10"><text:tab/>j) <text:s/>Activate the virtualenv just like on the CSE servers. </text:span></text:p>
      <text:p text:style-name="P4"><text:span text:style-name="T10"/></text:p>
      <text:p text:style-name="P7"><text:span text:style-name="T10">N</text:span><text:span text:style-name="T9">ow, to get my python server file to correctly bind to a host and port 80, I had to change a line of code in server.py. <text:s/>Ch</text:span><text:span text:style-name="T12">ange the same bind</text:span><text:span text:style-name="T9"> line in your server.py to this:</text:span></text:p>
      <text:p text:style-name="P7"><text:span text:style-name="T9"/></text:p>
      <text:p text:style-name="P8"><text:span text:style-name="T13"><text:tab/></text:span><text:span text:style-name="T17">s.bind(('0.0.0.0', 80)) # Bind to the port.</text:span></text:p>
      <text:p text:style-name="P5"><text:span text:style-name="T18"/></text:p>
      <text:p text:style-name="P11"><text:span text:style-name="T14">What this is doing is binding to the local host on port 80. <text:s/>(Also, you can delete the line that generates a random port since this is supposed to run on 80.) </text:span></text:p>
      <text:p text:style-name="P11"><text:span text:style-name="T14"/></text:p>
      <text:p text:style-name="P11"><text:span text:style-name="T14">From here run this:</text:span></text:p>
      <text:p text:style-name="P11"><text:span text:style-name="T14"/></text:p>
      <text:p text:style-name="P11"><text:span text:style-name="T14"><text:tab/></text:span><text:span text:style-name="T15">python server.py -A imageapp</text:span></text:p>
      <text:p text:style-name="P11"><text:span text:style-name="T15"/></text:p>
      <text:p text:style-name="P12"><text:span text:style-name="T16">Next, open your web browser and type https://&lt;your server ipaddress&gt;:80</text:span></text:p>
      <text:p text:style-name="P12"><text:span text:style-name="T16"><text:tab/></text:span></text:p>
      <text:p text:style-name="P12"><text:span text:style-name="T16"><text:tab/>Ex: <text:s/></text:span><text:a xlink:type="simple" xlink:href="http://198.101.158.21:80/">http://198.101.158.21:80/</text:a></text:p>
      <text:p text:style-name="P12"><text:span text:style-name="T16"/></text:p>
      <text:p text:style-name="P12"><text:span text:style-name="T16">The imageapp server should load, and there you have it!</text:span></text:p>
      <text:p text:style-name="P12"><text:span text:style-name="T16"><text:tab/><text:tab/></text:span></text:p>
      <text:p text:style-name="P13"><text:span text:style-name="T9"/></text:p>
      <text:p text:style-name="P7"><text:span text:style-name="T9"/></text:p>
      <text:p text:style-name="P4"><text:span text:style-name="T4"/>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1" svg:font-family="'DejaVu Sans Mono', 'Everson Mono', FreeMono, Menlo, Terminal, monospace"/>
    <style:font-face style:name="Lohit Hindi1" svg:font-family="'Lohit Hindi'"/>
    <style:font-face style:name="monospace" svg:font-family="monospace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4-03-24T21:11:23.582595433</meta:creation-date>
    <dc:date>2014-03-24T22:05:20.126050820</dc:date>
    <dc:creator>Matt </dc:creator>
    <meta:editing-duration>PT23M12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2" meta:paragraph-count="49" meta:word-count="424" meta:character-count="2666" meta:non-whitespace-character-count="2186"/>
  </office:meta>
</office:document-meta>
</file>